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56cm" svg:height="2.23cm" svg:x="2.95cm" svg:y="4.44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2.456cm" svg:height="2.23cm" svg:x="2.952cm" svg:y="11.448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2.456cm" svg:height="2.23cm" svg:x="2.954cm" svg:y="18.35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456cm" svg:height="2.23cm" svg:x="2.955cm" svg:y="21.751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1cm" svg:y="4.447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2.456cm" svg:height="2.23cm" svg:x="10.153cm" svg:y="11.449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2.456cm" svg:height="2.23cm" svg:x="10.155cm" svg:y="18.35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6cm" svg:y="21.752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4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3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4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3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4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4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11:44:30.970627313</dc:date>
    <dc:creator>elucterio </dc:creator>
    <meta:editing-duration>PT18M40S</meta:editing-duration>
    <meta:editing-cycles>8</meta:editing-cycles>
    <meta:document-statistic meta:object-count="21"/>
  </office:meta>
</office:document-meta>
</file>